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5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dimensione </text:p>
          </table:table-cell>
          <table:table-cell office:value-type="string" calcext:value-type="string">
            <text:p>equamente diviso tra golden run e sporc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ing set</text:p>
          </table:table-cell>
          <table:table-cell table:formula="of:=300*400*2" office:value-type="float" office:value="240000" calcext:value-type="float">
            <text:p>24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ation set</text:p>
          </table:table-cell>
          <table:table-cell table:formula="of:=300*100*2" office:value-type="float" office:value="60000" calcext:value-type="float">
            <text:p>600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los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val_loss</text:p>
          </table:table-cell>
          <table:table-cell office:value-type="string" calcext:value-type="string">
            <text:p>val_acc</text:p>
          </table:table-cell>
        </table:table-row>
        <table:table-row table:style-name="ro1">
          <table:table-cell office:value-type="string" calcext:value-type="string">
            <text:p>Blur 3.5</text:p>
          </table:table-cell>
          <table:table-cell office:value-type="string" calcext:value-type="string">
            <text:p>2.2571e-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718e-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.9211E-036" calcext:value-type="float">
            <text:p>3,92E-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ghtness</text:p>
          </table:table-cell>
          <table:table-cell table:style-name="ce1" office:value-type="float" office:value="2.2571E-016" calcext:value-type="float">
            <text:p>2,26E-1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.9718E-016" calcext:value-type="float">
            <text:p>1,97E-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0 death pixe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 death pixels</text:p>
          </table:table-cell>
          <table:table-cell office:value-type="float" office:value="0.6932" calcext:value-type="float">
            <text:p>0,6932</text:p>
          </table:table-cell>
          <table:table-cell office:value-type="float" office:value="0.5" calcext:value-type="float">
            <text:p>0,5</text:p>
          </table:table-cell>
          <table:table-cell office:value-type="float" office:value="0.6932" calcext:value-type="float">
            <text:p>0,6932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nodemos </text:p>
          </table:table-cell>
          <table:table-cell table:style-name="ce1" office:value-type="float" office:value="9.8433E-020" calcext:value-type="float">
            <text:p>9,84E-2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.0615E-026" calcext:value-type="float">
            <text:p>2,06E-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i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rpn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okenle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cele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d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yscal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8T18:35:19.799038262</meta:creation-date>
    <dc:date>2020-09-28T18:47:16.139888404</dc:date>
    <meta:editing-duration>PT1M16S</meta:editing-duration>
    <meta:editing-cycles>1</meta:editing-cycles>
    <meta:document-statistic meta:table-count="1" meta:cell-count="46" meta:object-count="0"/>
    <meta:generator>LibreOffice/6.0.7.3$Linux_X86_64 LibreOffice_project/00m0$Build-3</meta:generator>
  </office:meta>
</office:document-meta>
</file>